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ffff" draw:textarea-horizontal-align="right" draw:textarea-vertical-align="top" draw:auto-grow-height="false" draw:shadow="hidden"/>
    </style:style>
    <style:style style:name="gr2" style:family="graphic" style:parent-style-name="standard">
      <style:graphic-properties draw:stroke="none" draw:fill="solid" draw:fill-color="#ffff99" draw:textarea-horizontal-align="right" draw:textarea-vertical-align="top" draw:auto-grow-height="false" draw:shadow="hidden"/>
    </style:style>
    <style:style style:name="gr3" style:family="graphic" style:parent-style-name="standard">
      <style:graphic-properties svg:stroke-color="#aea79f" draw:fill="solid" draw:fill-color="#eeeeee" draw:textarea-horizontal-align="left" draw:textarea-vertical-align="top" draw:auto-grow-height="false" draw:shadow="visible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2c001e" draw:fill="solid" draw:fill-color="#33ff99" draw:textarea-horizontal-align="left" draw:textarea-vertical-align="top" draw:auto-grow-height="false" draw:shadow="visible"/>
    </style:style>
    <style:style style:name="gr6" style:family="graphic" style:parent-style-name="standard">
      <style:graphic-properties draw:fill="solid" draw:fill-color="#ffcc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dash" draw:stroke-dash="Fine_20_Dashed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dash" draw:stroke-dash="Fine_20_Dashed" draw:fill="solid" draw:fill-color="#ffcc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svg:stroke-width="0.1cm" svg:stroke-color="#2c001e" draw:marker-start-width="0.35cm" draw:marker-end-width="0.35cm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draw:fill="solid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solid" draw:fill-color="#ffcc00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77cm" draw:shadow="hidden"/>
    </style:style>
    <style:style style:name="gr14" style:family="graphic" style:parent-style-name="standard">
      <style:graphic-properties draw:fill="solid" draw:fill-color="#ffcc00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27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ffff"/>
      <style:paragraph-properties fo:text-align="center"/>
      <style:text-properties fo:color="#ffffff" fo:font-size="18pt" style:font-size-asian="18pt" style:font-size-complex="18pt" style:font-relief="engraved"/>
    </style:style>
    <style:style style:name="P3" style:family="paragraph">
      <loext:graphic-properties draw:fill="solid" draw:fill-color="#ffff99"/>
      <style:paragraph-properties fo:text-align="center"/>
      <style:text-properties fo:color="#ffffff" fo:font-size="18pt" style:font-size-asian="18pt" style:font-size-complex="18pt" style:font-relief="engraved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33ff99"/>
      <style:paragraph-properties fo:text-align="center"/>
    </style:style>
    <style:style style:name="P6" style:family="paragraph">
      <loext:graphic-properties draw:fill="solid" draw:fill-color="#ffcc00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ffcc00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T1" style:family="text">
      <style:text-properties fo:color="#ffffff" fo:font-size="18pt" style:font-size-asian="18pt" style:font-size-complex="18pt" style:font-relief="engrave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cm" svg:height="21cm" svg:x="20.7cm" svg:y="0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6cm" svg:height="21cm" svg:x="-0.1cm" svg:y="0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3cm" svg:height="4.5cm" svg:x="1.7cm" svg:y="15cm">
          <text:p text:style-name="P1">Datahub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8cm" svg:height="2.4cm" svg:x="2.8cm" svg:y="16.7cm">
          <text:p text:style-name="P1">Elasticsearc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2.4cm" svg:x="8.3cm" svg:y="16.7cm">
          <text:p text:style-name="P1">Logstas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2.4cm" svg:x="13.8cm" svg:y="16.7cm">
          <text:p text:style-name="P1">Kibana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18.3cm" svg:height="3.6cm" svg:x="1.7cm" svg:y="10.5cm">
          <text:p text:style-name="P1">JSON-REST-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4cm" svg:height="2.4cm" svg:x="8.2cm" svg:y="11.4cm">
          <text:p text:style-name="P1">Oauth</text:p>
          <text:p text:style-name="P1">authentific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2.4cm" svg:x="14.3cm" svg:y="11.4cm">
          <text:p text:style-name="P1">Loopback.io</text:p>
          <text:p text:style-name="P1">(Node.js)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9cm" svg:height="2.4cm" svg:x="2.6cm" svg:y="11.4cm">
          <text:p text:style-name="P1">Some API <text:line-break/>gateway (TBD)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0.85cm" svg:y1="14.1cm" svg:x2="5.2cm" svg:y2="16.7cm" draw:start-shape="id1" draw:start-glue-point="2" draw:end-shape="id2" svg:d="M10850 14100v1400h-5650v1200" svg:viewBox="0 0 5651 2601">
          <text:p/>
        </draw:connector>
        <draw:custom-shape draw:style-name="gr10" draw:text-style-name="P7" xml:id="id4" draw:id="id4" draw:layer="layout" svg:width="4.7cm" svg:height="4.8cm" svg:x="7cm" svg:y="4.4cm">
          <text:p text:style-name="P1">Importer- <text:line-break/>&amp; Scraper-<text:line-break/>Repository</text:p>
          <draw:enhanced-geometry svg:viewBox="0 0 21600 21600" draw:type="rectangle" draw:enhanced-path="M 0 0 L 21600 0 21600 21600 0 21600 0 0 Z N"/>
        </draw:custom-shape>
        <draw:custom-shape draw:style-name="gr11" draw:text-style-name="P6" xml:id="id5" draw:id="id5" draw:layer="layout" svg:width="4.7cm" svg:height="4.8cm" svg:x="1.7cm" svg:y="4.4cm">
          <text:p text:style-name="P1">Event-<text:line-break/>Search-<text:line-break/>Bot</text:p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4.7cm" svg:height="3.6cm" svg:x="22.969cm" svg:y="9cm">
          <text:p text:style-name="P1">Web form<text:line-break/>to add events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8cm" svg:height="1.3cm" svg:x="22.9cm" svg:y="7.238cm">
          <text:p text:style-name="P1">Oauth log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22.969cm" svg:y1="10.8cm" svg:x2="20cm" svg:y2="12.3cm" draw:start-shape="id3" draw:end-shape="id1" draw:end-glue-point="1" svg:d="M22969 10800h-1384v1500h-1585" svg:viewBox="0 0 2970 1501">
          <text:p/>
        </draw:connector>
        <draw:connector draw:style-name="gr9" draw:text-style-name="P1" draw:layer="layout" svg:x1="9.35cm" svg:y1="9.2cm" svg:x2="10.85cm" svg:y2="10.5cm" draw:start-shape="id4" draw:start-glue-point="2" draw:end-shape="id1" draw:end-glue-point="0" svg:d="M9350 9200v750h1500v550" svg:viewBox="0 0 1501 1301">
          <text:p/>
        </draw:connector>
        <draw:connector draw:style-name="gr9" draw:text-style-name="P1" draw:layer="layout" svg:x1="4.05cm" svg:y1="9.2cm" svg:x2="10.85cm" svg:y2="10.5cm" draw:start-shape="id5" draw:start-glue-point="2" draw:end-shape="id1" svg:d="M4050 9200v750h6800v550" svg:viewBox="0 0 6801 1301">
          <text:p/>
        </draw:connector>
        <draw:frame draw:style-name="gr13" draw:text-style-name="P9" draw:layer="layout" svg:width="11.377cm" svg:height="0.962cm" svg:x="1.4cm" svg:y="1.4cm">
          <draw:text-box>
            <text:p><text:span text:style-name="T2">Open Event Search Engine - (OESE)</text:span></text:p>
          </draw:text-box>
        </draw:frame>
        <draw:custom-shape draw:style-name="gr14" draw:text-style-name="P8" draw:layer="layout" svg:width="1.3cm" svg:height="0.562cm" svg:x="1.7cm" svg:y="2.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layout" svg:width="5.701cm" svg:height="0.962cm" svg:x="3cm" svg:y="2.3cm">
          <draw:text-box>
            <text:p>= work in progress</text:p>
          </draw:text-box>
        </draw:frame>
        <draw:custom-shape draw:style-name="gr12" draw:text-style-name="P1" xml:id="id6" draw:id="id6" draw:layer="layout" svg:width="4.7cm" svg:height="3.6cm" svg:x="23cm" svg:y="13.1cm">
          <text:p text:style-name="P1">Project website</text:p>
          <text:p text:style-name="P1">With JSON-API</text:p>
          <text:p text:style-name="P1">documentation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3cm" svg:y1="14.9cm" svg:x2="20cm" svg:y2="12.3cm" draw:start-shape="id6" svg:d="M23000 14900h-1750v-2600h-1250" svg:viewBox="0 0 3001 2601">
          <text:p/>
        </draw:connector>
        <draw:custom-shape draw:style-name="gr11" draw:text-style-name="P6" xml:id="id7" draw:id="id7" draw:layer="layout" svg:width="4.731cm" svg:height="3.6cm" svg:x="22.869cm" svg:y="3cm">
          <text:p text:style-name="P1">Main <text:line-break/>event <text:line-break/>searchengine </text:p>
          <text:p text:style-name="P1">website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2.869cm" svg:y1="4.8cm" svg:x2="20cm" svg:y2="12.3cm" draw:start-shape="id7" draw:start-glue-point="3" svg:d="M22869 4800h-1685v7500h-1184" svg:viewBox="0 0 2870 7501">
          <text:p/>
        </draw:connector>
        <draw:custom-shape draw:style-name="gr12" draw:text-style-name="P1" xml:id="id8" draw:id="id8" draw:layer="layout" svg:width="4.7cm" svg:height="2.1cm" svg:x="23.1cm" svg:y="17.2cm">
          <text:p text:style-name="P1">Contact form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3.1cm" svg:y1="18.25cm" svg:x2="20cm" svg:y2="12.3cm" draw:start-shape="id8" svg:d="M23100 18250h-1800v-5950h-1300" svg:viewBox="0 0 3101 5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07:28:58.847513587</meta:creation-date>
    <dc:date>2015-11-07T15:16:36.796703389</dc:date>
    <meta:editing-duration>PT1H43M8S</meta:editing-duration>
    <meta:editing-cycles>5</meta:editing-cycles>
    <meta:generator>LibreOffice/4.4.6.3$Linux_X86_64 LibreOffice_project/40m0$Build-3</meta:generator>
    <meta:document-statistic meta:object-count="27"/>
  </office:meta>
</office:document-meta>
</file>